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fr" fo:country="FR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fr" fo:country="FR" officeooo:rsid="0001df7d" officeooo:paragraph-rsid="0001df7d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UBLONS</text:p>
      <text:p text:style-name="P1"/>
      <text:p text:style-name="P1">-4000, 'Les alignements de Carnac', 'les monuments de france'</text:p>
      <text:p text:style-name="P1">-4000, 'Les mégalithes de Carnac', 'histoire des arts'</text:p>
      <text:p text:style-name="P1">-3300, "L'apparition de l'écriture cunéiforme", 'histoire du monde'</text:p>
      <text:p text:style-name="P1">-3300, "L'écriture cunéiforme", 'les grandes inventions'</text:p>
      <text:p text:style-name="P1">-2600, "L'apparition de la civilisation Maya", 'histoire du monde'</text:p>
      <text:p text:style-name="P1">-2600, 'La construction de la pyramide de Khéops', 'histoire du monde'</text:p>
      <text:p text:style-name="P1">-2600, 'La pyramide de Khéops', 'les merveilles du monde'</text:p>
      <text:p text:style-name="P1">-2500, 'Le Grand sphinx de Gizeh', 'histoire des arts'</text:p>
      <text:p text:style-name="P1">-2500, 'Le savon', 'les grandes inventions'</text:p>
      <text:p text:style-name="P1">-1500, 'La calligraphie extrême orientale', 'histoire des arts'</text:p>
      <text:p text:style-name="P1">-1500, 'Le cadran solaire', 'les grandes inventions'</text:p>
      <text:p text:style-name="P1">-600, 'La tombe de Vix', 'histoire des arts'</text:p>
      <text:p text:style-name="P1">-600, 'Les Grecs fondent Marseille', 'histoire de france'</text:p>
      <text:p text:style-name="P1">-600, 'Les jardins suspendus de Babylone', 'les merveilles du monde'</text:p>
      <text:p text:style-name="P1">-600, 'Les vases de Corinthe', 'histoire des arts'</text:p>
      <text:p text:style-name="P1">-447, 'Athena Parthenos – Phidias', 'histoire des arts'</text:p>
      <text:p text:style-name="P1">-447, 'Le Parthenon', 'les merveilles du monde'</text:p>
      <text:p text:style-name="P1">-221, 'La Grande muraille de Chine Vers', 'les merveilles du monde'</text:p>
      <text:p text:style-name="P1">-221, 'Le début de la construction de la Grande muraille', 'histoire du monde'</text:p>
      <text:p text:style-name="P1">-100, "La Mosaïque d'Alexandre dans la maison du Faune", 'histoire des arts'</text:p>
      <text:p text:style-name="P1">-100, 'Le Khazneh de Pétra', 'les merveilles du monde'</text:p>
      <text:p text:style-name="P1">-52, 'Vercingétorix est vaincu par César', 'histoire du monde'</text:p>
      <text:p text:style-name="P1">-52, 'Vercingétorix prend la tête des tribus arvernes', 'histoire de france'</text:p>
      <text:p text:style-name="P1">79, 'Bérénice est chassée de Rome par Titus', 'les femmes celebres'</text:p>
      <text:p text:style-name="P1">79, 'La disparition de Pompéi', 'histoire du monde'</text:p>
      <text:p text:style-name="P1">177, 'Le martyre de Blandine', 'histoire de france'</text:p>
      <text:p text:style-name="P1">177, 'Sainte Blandine est martyrisée', 'les femmes celebres'</text:p>
      <text:p text:style-name="P1">350, 'Le baptistère Saint-Jean (Poitiers)', 'les monuments de france'</text:p>
      <text:p text:style-name="P1">350, 'Les fresques de la catacombe de Marcelin et Pierre', 'histoire des arts'</text:p>
      <text:p text:style-name="P1">400, 'Les grandes invasions barbares', 'histoire de france'</text:p>
      <text:p text:style-name="P1">400, "Les géoglyphes d'animaux de Nazca", 'les merveilles du monde'</text:p>
      <text:p text:style-name="P1">451, "L'invasion d'Attila le Hun est arrêtée en Gaule", 'histoire du monde'</text:p>
      <text:p text:style-name="P1">451, 'Sainte Geneviève fait face aux Huns', 'les femmes celebres'</text:p>
      <text:p text:style-name="P1">493, 'Clotilde devient reine des Francs', 'les femmes celebres'</text:p>
      <text:p text:style-name="P1">493, 'Clotilde devient reine des Francs', 'les rois et reines de france'</text:p>
      <text:p text:style-name="P1">496, 'La bataille de Tolbiac', 'histoire de france'</text:p>
      <text:p text:style-name="P1">496, 'Le baptême de Clovis', 'histoire du monde'</text:p>
      <text:p text:style-name="P1">600, 'La cité maya de Palenque', 'les merveilles du monde'</text:p>
      <text:p text:style-name="P1">600, 'Le chant grégorien', 'histoire des arts'</text:p>
      <text:p text:style-name="P1">600, 'Les masques de jade mayas de style classique', 'histoire des arts'</text:p>
      <text:p text:style-name="P1">639, 'Clovis Il devient roi à 5 ans', 'les rois et reines de france'</text:p>
      <text:p text:style-name="P1">639, "Dagobert 1er est inhumé dans l'église de Saint-Denis", 'histoire de france'</text:p>
      <text:p text:style-name="P1">751, 'Childéric Ill est écarté du pouvoir', 'les rois et reines de france'</text:p>
      <text:p text:style-name="P1">751, 'Pépin le Bref devient le premier roi carolingien', 'histoire de france'</text:p>
      <text:p text:style-name="P1">800, 'La poudre noire', 'les grandes inventions'</text:p>
      <text:p text:style-name="P1">800, 'La pyramide de Kukulcán de Chichén Itzá', 'les merveilles du monde'</text:p>
      <text:p text:style-name="P1">800, 'Le sacre de Charlemagne', 'les rois et reines de france'</text:p>
      <text:p text:style-name="P1">800, 'Le temple de Borobudur', 'les merveilles du monde'</text:p>
      <text:p text:style-name="P1">843, 'Charles II le Chauve devient roi', 'les rois et reines de france'</text:p>
      <text:p text:style-name="P1">843, 'La naissance du royaume de Francie occidentale', 'histoire de france'</text:p>
      <text:p text:style-name="P1">843, 'La signature du traité de Verdun', 'histoire du monde'</text:p>
      <text:p text:style-name="P1"><text:soft-page-break/>870, 'La basilique Saint-Sernin (Toulouse)', 'les monuments de france'</text:p>
      <text:p text:style-name="P1">870, 'Le moulin à vent occidental', 'les grandes inventions'</text:p>
      <text:p text:style-name="P1">911, 'Le traité de Saint-Clair-sur-Epte', 'histoire de france'</text:p>
      <text:p text:style-name="P1">911, "Les Vikings à s'installer dans le royaume", 'les rois et reines de france'</text:p>
      <text:p text:style-name="P1">966, "L'abbaye du Mont Saint-Michel (Le Mont-Saint-Michel)", 'les monuments de france'</text:p>
      <text:p text:style-name="P1">966, 'L’Abbaye du Mont-Saint-Michel', 'les merveilles du monde'</text:p>
      <text:p text:style-name="P1">987, 'Hugues Capet est sacré roi', 'les rois et reines de france'</text:p>
      <text:p text:style-name="P1">987, 'Hugues Capet fait sacrer son fils Robert', 'histoire de france'</text:p>
      <text:p text:style-name="P1">987, "La dynastie carolingienne s'éteint", 'les rois et reines de france'</text:p>
      <text:p text:style-name="P1">1000, 'La boussole', 'les grandes inventions'</text:p>
      <text:p text:style-name="P1">1000, 'Le fort de Joux (La Cluse-et-Mijoux)', 'les monuments de france'</text:p>
      <text:p text:style-name="P1">1070, 'La Tapisserie de Bayeux', 'histoire des arts'</text:p>
      <text:p text:style-name="P1">1070, 'Le château de Peyrepertuse (Duilhacsous-Peyrepertuse)', 'les monuments de france'</text:p>
      <text:p text:style-name="P1">1095, "L'appel du pape Urbain II", 'histoire du monde'</text:p>
      <text:p text:style-name="P1">1095, 'Philippe ler est excommunié', 'les rois et reines de france'</text:p>
      <text:p text:style-name="P1">1100, 'La Chanson de Roland', 'histoire de la litterature'</text:p>
      <text:p text:style-name="P1">1100, "Le temple de l'Ananda de Bagan", 'les merveilles du monde'</text:p>
      <text:p text:style-name="P1">1152, "Aliénor d'Aquitaine se marie avec Henri Plantagenêt", 'histoire de france'</text:p>
      <text:p text:style-name="P1">1152, "Aliénor d'Aquitaine épouse le futur roi d'Angleterre", 'les femmes celebres'</text:p>
      <text:p text:style-name="P1">1152, "Le mariage de Louis VII et d'Aliénor d'Aquitaine est annulé", 'les rois et reines de france'</text:p>
      <text:p text:style-name="P1">1190, "L'empereur Barberousse périt noyé", 'histoire du monde'</text:p>
      <text:p text:style-name="P1">1190, 'Perceval ou le Conte du Graal Chrétien de Troyes', 'histoire de la litterature'</text:p>
      <text:p text:style-name="P1">1214, 'La bataille de Bouvines', 'histoire de france'</text:p>
      <text:p text:style-name="P1">1214, 'La bataille de Bouvines', 'les rois et reines de france'</text:p>
      <text:p text:style-name="P1">1230, 'Le Roman de la Rose - Guillaume de Lorris', 'histoire de la litterature'</text:p>
      <text:p text:style-name="P1">1230, 'Le palais de la Berbie (Albi)', 'les monuments de france'</text:p>
      <text:p text:style-name="P1">1250, "Les moai de l'île de Pâques", 'les merveilles du monde'</text:p>
      <text:p text:style-name="P1">1250, 'Louis IX crée le Parlement de Paris', 'histoire de france'</text:p>
      <text:p text:style-name="P1">1386, 'La cathédrale de Milan', 'histoire des arts'</text:p>
      <text:p text:style-name="P1">1386, 'La cathédrale de Milan', 'les merveilles du monde'</text:p>
      <text:p text:style-name="P1">1405, 'Christine de Pisan publie La Cité des dames', 'les femmes celebres'</text:p>
      <text:p text:style-name="P1">1405, 'La Cité des dames - Christine de Pisan', 'histoire de la litterature'</text:p>
      <text:p text:style-name="P1">1429, 'Charles VII est sacré à Reims', 'les rois et reines de france'</text:p>
      <text:p text:style-name="P1">1429, "Jeanne d'Arc assiste au sacre de Charles VII", 'les femmes celebres'</text:p>
      <text:p text:style-name="P1">1429, "Jeanne d'Arc entre dans Orléans", 'histoire de france'</text:p>
      <text:p text:style-name="P1">1453, 'La bataille de Castillon', 'histoire de france'</text:p>
      <text:p text:style-name="P1">1453, "La disparition de l'Empire byzantin", 'histoire du monde'</text:p>
      <text:p text:style-name="P1">1465, 'La Farce de Maître Pathelin', 'histoire de la litterature'</text:p>
      <text:p text:style-name="P1">1465, 'Le château des ducs de Bretagne (Nantes)', 'les monuments de france'</text:p>
      <text:p text:style-name="P1">1491, 'Anne de Bretagne épouse Charles VIII', 'les femmes celebres'</text:p>
      <text:p text:style-name="P1">1491, 'Charles VIII se marie à Anne de Bretagne', 'les rois et reines de france'</text:p>
      <text:p text:style-name="P1">1492, 'Colomb découvre le continent américain', 'histoire du monde'</text:p>
      <text:p text:style-name="P1">1492, 'Isabelle la Catholique achève la Reconquista', 'les femmes celebres'</text:p>
      <text:p text:style-name="P1">1492, "Le château d'Amboise-Style Rennaissance", 'histoire des arts'</text:p>
      <text:p text:style-name="P1">1498, 'La brosse à dents', 'les grandes inventions'</text:p>
      <text:p text:style-name="P1">1498, 'La cene-Léonard de Vinci', 'histoire des arts'</text:p>
      <text:p text:style-name="P1">1506, 'La basilique Saint-Pierre de Rome', 'les merveilles du monde'</text:p>
      <text:p text:style-name="P1">1506, 'Louis XII', '« Père du Peuple »', 'les rois et reines de france'</text:p>
      <text:p text:style-name="P1">1532, "L'Empire inca est vaincu par Pizarro", 'histoire du monde'</text:p>
      <text:p text:style-name="P1">1532, 'Pantagruel - François Rabelais', 'histoire de la litterature'</text:p>
      <text:p text:style-name="P1">1534, 'Gargantua - François Rabelais ', 'histoire des arts'</text:p>
      <text:p text:style-name="P1">1534, 'Jacques Cartier découvre le Canada', 'histoire du monde'</text:p>
      <text:p text:style-name="P1">1534, "L'Affaire des placards 1562, 1er mars", 'Le massacre de Wassy', 'histoire de france'</text:p>
      <text:p text:style-name="P1"><text:soft-page-break/>1559, "Henri Il met un terme aux guerres d'Italie", 'les rois et reines de france'</text:p>
      <text:p text:style-name="P1">1559, "Élisabeth lère d'Angleterre impose définitivement l'Église anglicane", 'les femmes celebres'</text:p>
      <text:p text:style-name="P1">1562, 'Catherine de Médicis autorise la liberté de culte aux protestants', 'les rois et reines de france'</text:p>
      <text:p text:style-name="P1">1562, "Thérèse d'Avila réforme l'ordre du Carmel", 'les femmes celebres'</text:p>
      <text:p text:style-name="P1">1600, 'La Vocation de saint Matthieu-Le Caravage', 'histoire des arts'</text:p>
      <text:p text:style-name="P1">1600, "Le début de l'ère Edo", 'histoire du monde'</text:p>
      <text:p text:style-name="P1">1609, 'La lunette astronomique – Galilée', 'les grandes inventions'</text:p>
      <text:p text:style-name="P1">1609, "Louise Bourgeois publie un catalogue d'obstétrique", 'les femmes celebres'</text:p>
      <text:p text:style-name="P1">1615, "L'Ingénieux Hidalgo Don Quichotte de la Manche - Miguel de Cervantes", 'histoire des arts'</text:p>
      <text:p text:style-name="P1">1615, 'Le palais du Luxembourg (Paris)', 'les monuments de france'</text:p>
      <text:p text:style-name="P1">1635, "La fondation de l'Académie française", 'histoire de la litterature'</text:p>
      <text:p text:style-name="P1">1635, 'Louis XIII engage la France dans la guerre de Trente Ans', 'les rois et reines de france'</text:p>
      <text:p text:style-name="P1">1642, 'La Ronde de nuit – Rembrandt', 'histoire des arts'</text:p>
      <text:p text:style-name="P1">1642, 'La machine à calculer - Blaise Pascal', 'les grandes inventions'</text:p>
      <text:p text:style-name="P1">1664, 'Le château de Versailles', 'les merveilles du monde'</text:p>
      <text:p text:style-name="P1">1664, 'Le château de Versailles', 'les monuments de france'</text:p>
      <text:p text:style-name="P1">1678, 'La Princesse de Clèves - Marie-Madeleine de La Fayette', 'histoire de la litterature'</text:p>
      <text:p text:style-name="P1">1678, 'Madame de La Fayette publie La Princesse de Clèves', 'les femmes celebres'</text:p>
      <text:p text:style-name="P1">1721, 'Lettres persanes – Montesquieu', 'histoire de la litterature'</text:p>
      <text:p text:style-name="P1">1721, 'Lettres persanes – Montesquieu', 'histoire des arts'</text:p>
      <text:p text:style-name="P1">1752, 'La place Stanislas (Nancy)', 'les monuments de france'</text:p>
      <text:p text:style-name="P1">1752, 'Le paratonnerre-Benjamin Franklin', 'les grandes inventions'</text:p>
      <text:p text:style-name="P1">1763, "La France cède le Canada à l'Angleterre", 'histoire de france'</text:p>
      <text:p text:style-name="P1">1763, 'Le Canada est cédé aux Anglais', 'les rois et reines de france'</text:p>
      <text:p text:style-name="P1">1769, 'La pagode Shwedagon', 'les merveilles du monde'</text:p>
      <text:p text:style-name="P1">1769, 'Marie-Madeleine Guimard - Jean-Honoré Fragonard', 'histoire des arts'</text:p>
      <text:p text:style-name="P1">1776, "La signature de la Déclaration d'indépendance américaine", 'histoire du monde'</text:p>
      <text:p text:style-name="P1">1776, "Le marquis de La Fayette s'engage aux côtés des insurgés américains", 'histoire de france'</text:p>
      <text:p text:style-name="P1">1776, 'Le premier sous-marin militaire David Bushnell', 'les grandes inventions'</text:p>
      <text:p text:style-name="P1">1782, 'Les Confessions - Jean-Jacques Rousseau', 'histoire de la litterature'</text:p>
      <text:p text:style-name="P1">1782, 'Les Liaisons dangereuses - Pierre Choderlos de Laclos', 'histoire de la litterature'</text:p>
      <text:p text:style-name="P1">1789, "L'adoption de la Déclaration des droits de l'homme et du citoyen", 'histoire du monde'</text:p>
      <text:p text:style-name="P1">1789, 'La prise de la Bastille', 'histoire de france'</text:p>
      <text:p text:style-name="P1">1791, 'Olympe de Gouges rédige la Déclaration des droits de la femme et de la citoyenne 1793, 13 juillet', 'Charlotte Corday assassine le député Marat', 'les femmes celebres'</text:p>
      <text:p text:style-name="P1">1791, 'Requiem en ré mineur-Wolfgang Amadeus Mozart', 'histoire des arts'</text:p>
      <text:p text:style-name="P1">1799, "Le coup d'État du 18 Brumaire", 'histoire de france'</text:p>
      <text:p text:style-name="P1">1799, 'Le palais des Vents', 'les merveilles du monde'</text:p>
      <text:p text:style-name="P1">1804, 'Joséphine de Beauharnais devient impératrice', 'les femmes celebres'</text:p>
      <text:p text:style-name="P1">1804, 'La locomotive à vapeur - Richard Trevithick', 'les grandes inventions'</text:p>
      <text:p text:style-name="P1">1804, "Le fort Boyard (Île-d'Aix)", 'les monuments de france'</text:p>
      <text:p text:style-name="P1">1804, 'Napoléon Bonaparte devient empereur', 'histoire du monde'</text:p>
      <text:p text:style-name="P1">1818, 'Le Voyageur au-dessus de la mer de nuages - Caspar Friedrich', 'histoire des arts'</text:p>
      <text:p text:style-name="P1">1818, 'Mary Shelley donne naissance à la créature de Frankenstein', 'les femmes celebres'</text:p>
      <text:p text:style-name="P1">1825, 'Charles X est sacré', 'les rois et reines de france'</text:p>
      <text:p text:style-name="P1">1825, 'Le sacre de Charles X', 'histoire de france'</text:p>
      <text:p text:style-name="P1">1830, 'Le Rouge et le Noir – Stendhal', 'histoire de la litterature'</text:p>
      <text:p text:style-name="P1">1830, 'Les Trois glorieuses', 'histoire de france'</text:p>
      <text:p text:style-name="P1">1830, 'Louis Philippe ler devient roi', 'les rois et reines de france'</text:p>
      <text:p text:style-name="P1">1838, 'Le couronnement de Victoria 1 ère', 'les femmes celebres'</text:p>
      <text:p text:style-name="P1">1838, 'Le télégraphe électrique Samuel Morse', 'les grandes inventions'</text:p>
      <text:p text:style-name="P1">1858, "Bernadette Soubirous témoigne de l'apparition de la Vierge Marie", 'les femmes celebres'</text:p>
      <text:p text:style-name="P1">1858, 'Le château de Pierrefonds', 'les monuments de france'</text:p>
      <text:p text:style-name="P1"><text:soft-page-break/>1862, 'Le Palais Garnier', 'histoire des arts'</text:p>
      <text:p text:style-name="P1">1862, 'Les Misérables - Victor Hugo', 'histoire de la litterature'</text:p>
      <text:p text:style-name="P1">1865, 'De la Terre à la Lune - Jules Verne', 'histoire de la litterature'</text:p>
      <text:p text:style-name="P1">1865, "L'abolition de l'esclavage aux Etats-Unis", 'histoire du monde'</text:p>
      <text:p text:style-name="P1">1865, 'La pasteurisation - Louis Pasteur', 'les grandes inventions'</text:p>
      <text:p text:style-name="P1">1871, 'La Commune de Paris est vaincue', 'histoire de france'</text:p>
      <text:p text:style-name="P1">1871, 'Louise Michel est condamnée', 'les femmes celebres'</text:p>
      <text:p text:style-name="P1">1871, 'Napoléon III est déchu', 'les rois et reines de france'</text:p>
      <text:p text:style-name="P1">1872, 'Impression, soleil levant-Claude Monet', 'histoire des arts'</text:p>
      <text:p text:style-name="P1">1872, 'La basilique Notre-Dame-deFourvière (Lyon)', 'les monuments de france'</text:p>
      <text:p text:style-name="P1">1876, 'La bataille de Little Big Horn', 'histoire du monde'</text:p>
      <text:p text:style-name="P1">1876, 'La statue de la Liberté', 'les merveilles du monde'</text:p>
      <text:p text:style-name="P1">1876, 'Le téléphone - Alexandre Graham Bell', 'les grandes inventions'</text:p>
      <text:p text:style-name="P1">1877, "L'Assommoir - Émile Zola", 'histoire de la litterature'</text:p>
      <text:p text:style-name="P1">1877, 'Le Lac des cygnes - Piotr llitch Tchaikovski', 'histoire des arts'</text:p>
      <text:p text:style-name="P1">1879, "L'ampoule électrique Thomas Edison", 'les grandes inventions'</text:p>
      <text:p text:style-name="P1">1879, 'Le palais du Facteur Cheval (Hauterives)', 'les monuments de france'</text:p>
      <text:p text:style-name="P1">1885, "L'automobile - Carl Benz", 'les grandes inventions'</text:p>
      <text:p text:style-name="P1">1885, 'Le parlement hongrois', 'les merveilles du monde'</text:p>
      <text:p text:style-name="P1">1886, 'Illuminations - Arthur Rimbaud', 'histoire de la litterature'</text:p>
      <text:p text:style-name="P1">1886, 'Le Horla - Guy de Maupassant', 'histoire de la litterature'</text:p>
      <text:p text:style-name="P1">1887, 'La tour Eiffel', 'les merveilles du monde'</text:p>
      <text:p text:style-name="P1">1887, 'La tour Eiffel (Paris)', 'les monuments de france'</text:p>
      <text:p text:style-name="P1">1890, "L'aviation - Clément Ader", 'les grandes inventions'</text:p>
      <text:p text:style-name="P1">1890, 'Le pont-canal de Briare (Briare et Saint-Firmin-sur-Loire)', 'les monuments de france'</text:p>
      <text:p text:style-name="P1">1894, 'La condamnation de Dreyfus', 'histoire de france'</text:p>
      <text:p text:style-name="P1">1894, 'Le monument aux Girondins (Bordeaux)', 'les monuments de france'</text:p>
      <text:p text:style-name="P1">1895, 'Le cinéma - Frères Lumière', 'les grandes inventions'</text:p>
      <text:p text:style-name="P1">1895, 'Les rayons X-Wilhelm Röntgen', 'les grandes inventions'</text:p>
      <text:p text:style-name="P1">1905, "La Loi de séparation des Églises et de l'État", 'histoire de france'</text:p>
      <text:p text:style-name="P1">1905, 'Little Nemo in Slumberland - Winsor McCay', 'histoire des arts'</text:p>
      <text:p text:style-name="P1">1907, 'Crazy Thunder - Edward Curtis', 'histoire des arts'</text:p>
      <text:p text:style-name="P1">1907, 'La Grande mosquée de Djenné', 'les merveilles du monde'</text:p>
      <text:p text:style-name="P1">1907, 'Pablo Picasso ouvre la voie au cubisme', 'histoire des arts'</text:p>
      <text:p text:style-name="P1">1910, 'Coco Chanel ouvre sa première boutique', 'les femmes celebres'</text:p>
      <text:p text:style-name="P1">1910, 'Fenêtres simultanées sur la ville – Delaunay', 'histoire des arts'</text:p>
      <text:p text:style-name="P1">1913, 'Alcools - Guillaume Apollinaire', 'histoire de la litterature'</text:p>
      <text:p text:style-name="P1">1913, 'Du côté de chez Swann - Marcel Proust', 'histoire de la litterature'</text:p>
      <text:p text:style-name="P1">1925, 'Joséphine Baker conquiert le public français avec La danse sauvage', 'les femmes celebres'</text:p>
      <text:p text:style-name="P1">1925, 'Les Faux-monnayeurs - André Gide', 'histoire de la litterature'</text:p>
      <text:p text:style-name="P1">1925, 'Suzanne Lenglen remporte son premier Roland Garros', 'les femmes celebres'</text:p>
      <text:p text:style-name="P1">1926, 'Capitale de la douleur - Paul Éluard', 'histoire de la litterature'</text:p>
      <text:p text:style-name="P1">1926, 'La télévision - John Baird', 'les grandes inventions'</text:p>
      <text:p text:style-name="P1">1926, 'Le Christ rédempteur de Rio de Janeiro', 'les merveilles du monde'</text:p>
      <text:p text:style-name="P1">1932, "Amelia Earhart traverse l'Atlantique en solitaire", 'les femmes celebres'</text:p>
      <text:p text:style-name="P1">1932, 'Voyage au bout de la nuit - Louis-Ferdinand Céline', 'histoire de la litterature'</text:p>
      <text:p text:style-name="P1">1936, 'Les Temps modernes - Charlie Chapa', 'histoire des arts'</text:p>
      <text:p text:style-name="P1">1936, 'Les accords de Matignon', 'histoire de france'</text:p>
      <text:p text:style-name="P1">1942, "Anne Franck débute l'écriture de son journal", 'les femmes celebres'</text:p>
      <text:p text:style-name="P1">1942, "L'ordinateur - John Atanasoff et Clifford Berry", 'les grandes inventions'</text:p>
      <text:p text:style-name="P1">1942, "L'Étranger - Albert Camus", 'histoire de la litterature'</text:p>
      <text:p text:style-name="P1">1942, "Les Yeux d'Elsa - Louis Aragon", 'histoire de la litterature'</text:p>
      <text:p text:style-name="P1">1945, "La libération d'AuschwitzBirkenau", 'histoire du monde'</text:p>
      <text:p text:style-name="P1"><text:soft-page-break/>1945, "Le premier essai d'une bombe atomique", 'histoire du monde'</text:p>
      <text:p text:style-name="P1">1947, "L'Écume des jours - Boris Vian", 'histoire de la litterature'</text:p>
      <text:p text:style-name="P1">1947, 'Le cimetière américain de Collevillesur-Mer', 'les monuments de france'</text:p>
      <text:p text:style-name="P1">1947, 'Marylin Monroe fait ses premiers pas au cinéma', 'les femmes celebres'</text:p>
      <text:p text:style-name="P1">1950, 'La Cantatrice chauve - Eugène lonesco', 'histoire de la litterature'</text:p>
      <text:p text:style-name="P1">1950, 'La déclaration Schuman', 'histoire de france'</text:p>
      <text:p text:style-name="P1">1950, 'Mère Teresa fonde Les Missionnaires de la Charité', 'les femmes celebres'</text:p>
      <text:p text:style-name="P1">1951, 'Maria Callas fait ses débuts', 'les femmes celebres'</text:p>
      <text:p text:style-name="P1">1951, "Mémoires d'Hadrien - Marguerite Yourcenar", 'histoire de la litterature'</text:p>
      <text:p text:style-name="P1">1956, "L'Ère du soupçon - Nathalie Sarraute", 'histoire de la litterature'</text:p>
      <text:p text:style-name="P1">1956, 'Tulip Chair - Eero Saarinen', 'histoire des arts'</text:p>
      <text:p text:style-name="P1">1957, 'La Gloire de mon père - Marcel Pagnol', 'histoire de la litterature'</text:p>
      <text:p text:style-name="P1">1957, 'Le satellite spatial Spoutnik 1', 'les grandes inventions'</text:p>
      <text:p text:style-name="P1">1962, "Andy Warhol participe à l'exposition « The New Realists »", 'histoire des arts'</text:p>
      <text:p text:style-name="P1">1962, "L'indépendance de l'Algérie", 'histoire de france'</text:p>
      <text:p text:style-name="P1">1963, 'Les Mots - Jean-Paul Sartre', 'histoire de la litterature'</text:p>
      <text:p text:style-name="P1">1963, 'Valentina Tereshkova devient la première femme cosmonaute', 'les femmes celebres'</text:p>
      <text:p text:style-name="P1">1985, 'La pyramide du Louvre (Paris)', 'les monuments de france'</text:p>
      <text:p text:style-name="P1">1985, "Le Chercheur d'or - Jean-Marie Gustave Le Clézio", 'histoire de la litterature'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2-06-23T20:24:51.159000000</dc:date>
    <meta:editing-duration>PT2M8S</meta:editing-duration>
    <meta:editing-cycles>3</meta:editing-cycles>
    <meta:document-statistic meta:table-count="0" meta:image-count="0" meta:object-count="0" meta:page-count="5" meta:paragraph-count="229" meta:word-count="2347" meta:character-count="15578" meta:non-whitespace-character-count="13453"/>
  </office:meta>
</office:document-meta>
</file>